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 style:parent-style-name="Default">
      <style:graphic-properties draw:stroke="none" svg:stroke-color="#000000" draw:fill="none" draw:fill-color="#ffffff" fo:min-height="0.4626in" loext:decorative="false"/>
      <style:paragraph-properties style:writing-mode="lr-tb"/>
    </style:style>
    <style:style style:name="gr2" style:family="graphic" style:parent-style-name="Default">
      <style:graphic-properties svg:stroke-color="#000000" draw:fill="solid" draw:fill-color="#ffff00" draw:textarea-horizontal-align="justify" draw:textarea-vertical-align="middle" draw:auto-grow-height="false" fo:min-height="1.7299in" fo:min-width="1.9858in" loext:decorative="false"/>
      <style:paragraph-properties fo:text-align="center"/>
    </style:style>
    <style:style style:name="gr3" style:family="graphic" style:parent-style-name="Default">
      <style:graphic-properties draw:fill-color="#000000" draw:textarea-horizontal-align="justify" draw:textarea-vertical-align="middle" draw:auto-grow-height="false" fo:min-height="0.6614in" fo:min-width="0.3882in" loext:decorative="false"/>
      <style:paragraph-properties fo:text-align="center"/>
    </style:style>
    <style:style style:name="gr4" style:family="graphic" style:parent-style-name="Default">
      <style:graphic-properties draw:fill-color="#ff0000" draw:textarea-horizontal-align="justify" draw:textarea-vertical-align="middle" draw:auto-grow-height="false" fo:min-height="0.3173in" fo:min-width="0.3543in" loext:decorative="false"/>
      <style:paragraph-properties fo:text-align="center"/>
    </style:style>
    <style:style style:name="gr5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0.7055in" svg:height="0.5531in" svg:x="0.1551in" svg:y="0.3909in">
            <draw:text-box>
              <text:p>NO NO NO</text:p>
              <text:p/>
            </draw:text-box>
          </draw:frame>
          <draw:custom-shape draw:z-index="1" draw:name="Shape 1" draw:style-name="gr2" draw:text-style-name="P2" svg:width="2.8079in" svg:height="2.4465in" svg:x="4.7831in" svg:y="1.2161in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z-index="2" draw:name="Shape 2" draw:style-name="gr3" draw:text-style-name="P3" svg:width="0.3882in" svg:height="0.6614in" svg:x="5.5661in" svg:y="1.6713in">
            <text:p/>
            <draw:enhanced-geometry svg:viewBox="0 0 21600 21600" draw:type="rectangle" draw:enhanced-path="M 0 0 L 21600 0 21600 21600 0 21600 0 0 Z N"/>
          </draw:custom-shape>
          <draw:custom-shape draw:z-index="4" draw:name="Shape 4" draw:style-name="gr4" draw:text-style-name="P4" svg:width="0.5008in" svg:height="0.448in" svg:x="5.8906in" svg:y="2.3965in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path draw:z-index="5" draw:name="Bézier curve 1" draw:style-name="gr5" draw:text-style-name="P5" svg:width="5.098in" svg:height="3.2425in" svg:x="6.9791in" svg:y="0.7961in" svg:viewBox="0 0 12950 8237" svg:d="M3077 1824c4694 2258-2169 4715-2169 4715l-645-5473 7007-1066v4389l-5484 3848-734-1535 2455-3451 5895-2239-2795 5202-4731-1373 2993-4299 1451 2529-3763 3143-2276-4046 1846 4317 2957-1499-2204-3017-1183 1084 215 2203 1881-3504c0 0-215-90 2617-903s-3154 2728-2240 1915 3171 397-2384 3414 3620-4010 3620-4010l-1451 3052-2778-3396 2706-1264 538 3884 3225-2529-448-669-1362-523-2007 3811 6523 1987 2598 470-5949-1301 269-1445-4050 1102-2957-2565 3835-307-108 2149-2239 1174 681-2709 2669 885 878-1842-1057 903 3584-289-860 1987-3028-777 3225-1174-107-2366-1344 3052-197 1301-1022 18-950-398-358 362 2509-1770-1434 812-287-2258-842 976-179 2926 2204-668-1290-1174-1846-2800-394 506-215 487 1487 1445z">
            <text:p/>
          </draw:path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ood:</text:p>
          </table:table-cell>
          <table:table-cell table:number-columns-repeated="7"/>
          <table:table-cell>
            <draw:path draw:z-index="6" draw:name="Bézier curve 2" draw:style-name="gr5" draw:text-style-name="P5" svg:width="5.098in" svg:height="3.1539in" draw:transform="skewX (-0.234223185617639) rotate (-2.14902390798062) translate (5.75733980701586in 0.928279908377115in)" svg:viewBox="0 0 12950 8012" svg:d="M9873 1774c-4694 2197 2169 4586 2169 4586l645-5323-7007-1037v4269l5484 3743 734-1493-2455-3357-5895-2178 2795 5060 4731-1335-2993-4182-1451 2460 3763 3057 2276-3935-1846 4199-2957-1458 2204-2935 1183 1055-215 2142-1881-3408c0 0 215-87-2617-878s3154 2653 2240 1863c-914-791-3171 386 2384 3320 5555 2935-3620-3900-3620-3900l1451 2968 2778-3303-2706-1229-538 3778-3225-2460 448-651 1362-509 2007 3707-6523 1933-2598 457 5949-1265-269-1406 4050 1072 2957-2495-3835-299 108 2091 2239 1142-681-2635-2669 860-878-1791 1057 878-3584-281 860 1933 3028-756-3225-1142 107-2301 1344 2968 197 1266 1022 17 950-387 358 352-2509-1721 1434 789 287-2196 842 949 179 2847-2204-650 1290-1142 1846-2724 394 492 215 474-1487 1406z">
              <text:p/>
            </draw:path>
          </table:table-cell>
        </table:table-row>
        <table:table-row table:style-name="ro1">
          <table:table-cell table:style-name="ce1" table:formula="of:=avera9a1:a4bb144a1:a4a1:a4a1:a4a1:a4a1:a4a1:a4a1:a4a1:a4a1:a4a1:a4a1:a4a1:a4a1:a4a1:a4a1:a4a1:a4a1:a4a1:a4a1:a4a1:a4a1:a4vb5age()" office:value-type="string" office:string-value="" calcext:value-type="error">
            <text:p>#NAME?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miley Face Cost:2 million lakh zimbabwe dollar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rd polyline drawing: the sqaure root of the smiley face c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+10=A</text:p>
          </table:table-cell>
          <table:table-cell office:value-type="string" calcext:value-type="string">
            <text:p>FIND THE SUM RIGHT NOW YOU DIRY MANKEYYYYYYYYYYYYY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=B</text:p>
          </table:table-cell>
          <table:table-cell table:number-columns-repeated="6"/>
          <table:table-cell>
            <draw:custom-shape draw:z-index="3" draw:name="Shape 3" draw:style-name="gr3" draw:text-style-name="P3" svg:width="0.3882in" svg:height="0.6614in" svg:x="0.2189in" svg:y="0.0642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</table:table-row>
        <table:table-row table:style-name="ro1">
          <table:table-cell office:value-type="string" calcext:value-type="string">
            <text:p>B=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=9+10=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=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=9+10=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B….</text:p>
          </table:table-cell>
          <table:table-cell office:value-type="string" calcext:value-type="string">
            <text:p>Sir theres nothing we can do its a infinite loop you dirty mankey mankey napole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Rainbow" draw:style="radial" draw:cx="50%" draw:cy="100%" draw:start-color="#ffffff" draw:end-color="#ffffff" draw:start-intensity="100%" draw:end-intensity="100%" draw:border="20%">
      <loext:gradient-stop svg:offset="0" loext:color-type="rgb" loext:color-value="#ffffff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ffffff"/>
    </draw:gradient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1:32:55.702000000</meta:creation-date>
    <dc:date>2024-03-10T11:44:42.355000000</dc:date>
    <meta:editing-duration>PT11M47S</meta:editing-duration>
    <meta:editing-cycles>1</meta:editing-cycles>
    <meta:document-statistic meta:table-count="1" meta:cell-count="15" meta:object-count="7"/>
    <meta:generator>LibreOffice/7.6.4.1$Windows_X86_64 LibreOffice_project/e19e193f88cd6c0525a17fb7a176ed8e6a3e2aa1</meta:generator>
  </office:meta>
</office:document-meta>
</file>